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List">
      <style:paragraph-properties fo:margin-left="2.341cm" fo:margin-right="0cm" fo:text-indent="0cm" style:auto-text-indent="false"/>
    </style:style>
    <style:style style:name="P37" style:family="paragraph" style:parent-style-name="List">
      <style:paragraph-properties fo:margin-left="2.341cm" fo:margin-right="0cm" fo:text-indent="0cm" style:auto-text-indent="false" fo:break-before="page"/>
    </style:style>
    <style:style style:name="P38" style:family="paragraph" style:parent-style-name="Heading_20_3">
      <style:paragraph-properties fo:margin-left="2.341cm" fo:margin-right="0cm" fo:text-indent="0cm" style:auto-text-indent="false"/>
    </style:style>
    <style:style style:name="P39" style:family="paragraph" style:parent-style-name="Text_20_body">
      <style:paragraph-properties fo:margin-left="2.341cm" fo:margin-right="0cm" fo:text-indent="0cm" style:auto-text-indent="false"/>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use-window-font-color="true" style:font-name-asian="Helvetica" style:font-name-complex="Helvetica"/>
    </style:style>
    <style:style style:name="P42" style:family="paragraph" style:parent-style-name="List">
      <style:paragraph-properties fo:break-before="page"/>
    </style:style>
    <style:style style:name="P43" style:family="paragraph" style:parent-style-name="Heading_20_3">
      <style:paragraph-properties fo:break-before="page"/>
    </style:style>
    <style:style style:name="P44" style:family="paragraph" style:parent-style-name="Standard">
      <style:paragraph-properties fo:break-before="page"/>
    </style:style>
    <style:style style:name="P45" style:family="paragraph" style:parent-style-name="Code">
      <style:paragraph-properties fo:break-before="page"/>
      <style:text-properties fo:font-size="8pt" style:font-size-asian="8pt" style:font-size-complex="8pt"/>
    </style:style>
    <style:style style:name="P46" style:family="paragraph" style:parent-style-name="Code">
      <style:paragraph-properties fo:margin-top="0cm" fo:margin-bottom="0cm"/>
    </style:style>
    <style:style style:name="P47" style:family="paragraph" style:parent-style-name="Code">
      <style:paragraph-properties fo:margin-top="0cm" fo:margin-bottom="0.4cm"/>
    </style:style>
    <style:style style:name="P48" style:family="paragraph" style:parent-style-name="Text_20_body">
      <style:paragraph-properties fo:margin-left="3.013cm" fo:margin-right="0cm" fo:text-indent="0cm" style:auto-text-indent="false"/>
    </style:style>
    <style:style style:name="P4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0" style:family="paragraph" style:parent-style-name="Heading_20_3">
      <style:paragraph-properties fo:margin-top="0.3cm" fo:margin-bottom="0.42cm" fo:break-before="page"/>
    </style:style>
    <style:style style:name="P51" style:family="paragraph" style:parent-style-name="Heading_20_3">
      <style:paragraph-properties fo:margin-top="0.3cm" fo:margin-bottom="0.42cm"/>
    </style:style>
    <style:style style:name="P52" style:family="paragraph" style:parent-style-name="Standard" style:master-page-name="Index">
      <style:paragraph-properties style:page-number="auto"/>
    </style:style>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2">
      <style:paragraph-properties fo:margin-left="3.752cm" fo:margin-right="0cm" fo:text-align="start" style:justify-single-word="false" fo:text-indent="-0.635cm" style:auto-text-indent="false"/>
    </style:style>
    <style:style style:name="P56" style:family="paragraph" style:parent-style-name="Standard" style:list-style-name="L5">
      <style:paragraph-properties fo:margin-left="3.752cm" fo:margin-right="0cm" fo:text-align="start" style:justify-single-word="false" fo:text-indent="-0.635cm" style:auto-text-indent="false"/>
    </style:style>
    <style:style style:name="P57"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8" style:family="paragraph" style:parent-style-name="Standard" style:list-style-name="L5">
      <style:paragraph-properties fo:margin-left="3.752cm" fo:margin-right="0cm" fo:text-indent="-0.635cm" style:auto-text-indent="false"/>
    </style:style>
    <style:style style:name="P59"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11"/>
    <style:style style:name="P63" style:family="paragraph" style:parent-style-name="Text_20_body">
      <style:paragraph-properties fo:text-align="start" style:justify-single-word="false"/>
    </style:style>
    <style:style style:name="P64" style:family="paragraph" style:parent-style-name="Text_20_body" style:list-style-name="L12">
      <style:paragraph-properties fo:text-align="start" style:justify-single-word="false"/>
    </style:style>
    <style:style style:name="P65" style:family="paragraph" style:parent-style-name="Text_20_body" style:list-style-name="L6">
      <style:paragraph-properties fo:margin-left="3.752cm" fo:margin-right="0cm" fo:text-indent="-0.635cm" style:auto-text-indent="false"/>
    </style:style>
    <style:style style:name="P66" style:family="paragraph" style:parent-style-name="Text_20_body" style:list-style-name="L11">
      <style:paragraph-properties fo:margin-left="3.752cm" fo:margin-right="0cm" fo:text-indent="-0.635cm" style:auto-text-indent="false"/>
    </style:style>
    <style:style style:name="P67" style:family="paragraph" style:parent-style-name="Text_20_body" style:list-style-name="L6">
      <style:paragraph-properties fo:margin-left="3.117cm" fo:margin-right="0cm" fo:text-indent="0cm" style:auto-text-indent="false"/>
    </style:style>
    <style:style style:name="P68" style:family="paragraph" style:parent-style-name="Text_20_body" style:list-style-name="L6">
      <style:paragraph-properties fo:margin-left="3.013cm" fo:margin-right="0cm" fo:text-indent="0cm" style:auto-text-indent="false"/>
    </style:style>
    <style:style style:name="P69" style:family="paragraph" style:parent-style-name="Text_20_body">
      <style:paragraph-properties fo:margin-left="3.043cm" fo:margin-right="0cm" fo:text-align="start" style:justify-single-word="false" fo:text-indent="0cm" style:auto-text-indent="false"/>
    </style:style>
    <style:style style:name="P70" style:family="paragraph" style:parent-style-name="List" style:list-style-name="L5"/>
    <style:style style:name="P71" style:family="paragraph" style:parent-style-name="List" style:list-style-name="L2"/>
    <style:style style:name="P72" style:family="paragraph" style:parent-style-name="List" style:list-style-name="L1">
      <style:paragraph-properties fo:margin-left="2.341cm" fo:margin-right="0cm" fo:text-indent="0cm" style:auto-text-indent="false"/>
    </style:style>
    <style:style style:name="P73" style:family="paragraph" style:parent-style-name="List" style:list-style-name="L3">
      <style:paragraph-properties fo:margin-left="2.341cm" fo:margin-right="0cm" fo:text-indent="0cm" style:auto-text-indent="false"/>
    </style:style>
    <style:style style:name="P74" style:family="paragraph" style:parent-style-name="List" style:list-style-name="L4">
      <style:paragraph-properties fo:margin-left="2.341cm" fo:margin-right="0cm" fo:text-indent="0cm" style:auto-text-indent="false"/>
    </style:style>
    <style:style style:name="P75" style:family="paragraph" style:parent-style-name="List" style:list-style-name="L10">
      <style:paragraph-properties fo:margin-left="2.341cm" fo:margin-right="0cm" fo:text-indent="0cm" style:auto-text-indent="false"/>
    </style:style>
    <style:style style:name="P76" style:family="paragraph" style:parent-style-name="List" style:list-style-name="L11">
      <style:paragraph-properties fo:margin-left="2.341cm" fo:margin-right="0cm" fo:text-indent="0cm" style:auto-text-indent="false"/>
    </style:style>
    <style:style style:name="P77" style:family="paragraph" style:parent-style-name="Heading_20_1" style:master-page-name="Standard">
      <style:paragraph-properties style:page-number="auto"/>
    </style:style>
    <style:style style:name="P78" style:family="paragraph" style:parent-style-name="Heading_20_2">
      <style:paragraph-properties fo:break-before="page"/>
    </style:style>
    <style:style style:name="P7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80" style:family="paragraph" style:parent-style-name="Contents_20_2">
      <style:paragraph-properties>
        <style:tab-stops>
          <style:tab-stop style:position="14.589cm" style:type="right" style:leader-style="dotted" style:leader-text="."/>
        </style:tab-stops>
      </style:paragraph-properties>
    </style:style>
    <style:style style:name="P81"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82" style:family="paragraph" style:parent-style-name="Heading_20_TOC" style:master-page-name="Index">
      <style:paragraph-properties style:page-number="1"/>
    </style:style>
    <style:style style:name="P83" style:family="paragraph" style:parent-style-name="Heading_20_3">
      <style:paragraph-properties fo:text-align="start" style:justify-single-word="false"/>
    </style:style>
    <style:style style:name="P84" style:family="paragraph" style:parent-style-name="Heading_20_4">
      <style:paragraph-properties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Palatino2" fo:font-size="14pt" style:font-size-asian="14pt" style:font-size-complex="14pt"/>
    </style:style>
    <style:style style:name="T20" style:family="text">
      <style:text-properties style:font-name="Optima1" fo:font-size="10pt" style:font-size-asian="10pt"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5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8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9"><text:a xlink:type="simple" xlink:href="#__RefHeading__4751_400627320" text:style-name="Index_20_Link" text:visited-style-name="Index_20_Link">Chapter 1<text:tab/>About this Guide <text:s text:c="2"/><text:tab/>3</text:a></text:p>
          <text:p text:style-name="P80"><text:a xlink:type="simple" xlink:href="#__RefHeading__4753_400627320" text:style-name="Index_20_Link" text:visited-style-name="Index_20_Link">Other sources of information <text:s text:c="2"/><text:tab/>3</text:a></text:p>
          <text:p text:style-name="P79"><text:a xlink:type="simple" xlink:href="#__RefHeading__4755_400627320" text:style-name="Index_20_Link" text:visited-style-name="Index_20_Link">Chapter 2<text:tab/>Introduction <text:s text:c="2"/><text:tab/>4</text:a></text:p>
          <text:p text:style-name="P80"><text:a xlink:type="simple" xlink:href="#__RefHeading__4887_676192730" text:style-name="Index_20_Link" text:visited-style-name="Index_20_Link">Features <text:s text:c="2"/><text:tab/>4</text:a></text:p>
          <text:p text:style-name="P80"><text:a xlink:type="simple" xlink:href="#__RefHeading__4908_1071192008" text:style-name="Index_20_Link" text:visited-style-name="Index_20_Link">Network Integration <text:s text:c="2"/><text:tab/>6</text:a></text:p>
          <text:p text:style-name="P80"><text:a xlink:type="simple" xlink:href="#__RefHeading__4889_676192730" text:style-name="Index_20_Link" text:visited-style-name="Index_20_Link">Components <text:s text:c="2"/><text:tab/>7</text:a></text:p>
          <text:p text:style-name="P79"><text:a xlink:type="simple" xlink:href="#__RefHeading__4757_400627320" text:style-name="Index_20_Link" text:visited-style-name="Index_20_Link">Chapter 3<text:tab/>Administration Tools <text:s text:c="2"/><text:tab/>8</text:a></text:p>
          <text:p text:style-name="P80"><text:a xlink:type="simple" xlink:href="#__RefHeading__4759_400627320" text:style-name="Index_20_Link" text:visited-style-name="Index_20_Link">pfcmd <text:s text:c="2"/><text:tab/>8</text:a></text:p>
          <text:p text:style-name="P80"><text:a xlink:type="simple" xlink:href="#__RefHeading__4761_400627320" text:style-name="Index_20_Link" text:visited-style-name="Index_20_Link">pfcmd_vlan <text:s text:c="2"/><text:tab/>9</text:a></text:p>
          <text:p text:style-name="P80"><text:a xlink:type="simple" xlink:href="#__RefHeading__4763_400627320" text:style-name="Index_20_Link" text:visited-style-name="Index_20_Link">Web Admin GUI <text:s text:c="2"/><text:tab/>11</text:a></text:p>
          <text:p text:style-name="P79"><text:a xlink:type="simple" xlink:href="#__RefHeading__4765_400627320" text:style-name="Index_20_Link" text:visited-style-name="Index_20_Link">Chapter 4<text:tab/>VLAN isolation <text:s text:c="3"/><text:tab/>12</text:a></text:p>
          <text:p text:style-name="P80"><text:a xlink:type="simple" xlink:href="#__RefHeading__4767_400627320" text:style-name="Index_20_Link" text:visited-style-name="Index_20_Link">Introduction <text:s text:c="2"/><text:tab/>12</text:a></text:p>
          <text:p text:style-name="P80"><text:a xlink:type="simple" xlink:href="#__RefHeading__4769_400627320" text:style-name="Index_20_Link" text:visited-style-name="Index_20_Link">Supported Switches, Access points and Controllers <text:s text:c="2"/><text:tab/>14</text:a></text:p>
          <text:p text:style-name="P80"><text:a xlink:type="simple" xlink:href="#__RefHeading__4771_400627320" text:style-name="Index_20_Link" text:visited-style-name="Index_20_Link">Command-Line Interface: Telnet and SSH <text:s text:c="2"/><text:tab/>15</text:a></text:p>
          <text:p text:style-name="P80"><text:a xlink:type="simple" xlink:href="#__RefHeading__4771_4006273201" text:style-name="Index_20_Link" text:visited-style-name="Index_20_Link">Web Services Interface <text:s text:c="2"/><text:tab/>16</text:a></text:p>
          <text:p text:style-name="P80"><text:a xlink:type="simple" xlink:href="#__RefHeading__4773_400627320" text:style-name="Index_20_Link" text:visited-style-name="Index_20_Link">SNMP v1, v2c and v3 <text:s text:c="2"/><text:tab/>16</text:a></text:p>
          <text:p text:style-name="P80"><text:a xlink:type="simple" xlink:href="#__RefHeading__4775_400627320" text:style-name="Index_20_Link" text:visited-style-name="Index_20_Link">Switch Configuration <text:s text:c="2"/><text:tab/>19</text:a></text:p>
          <text:p text:style-name="P80"><text:a xlink:type="simple" xlink:href="#__RefHeading__4777_400627320" text:style-name="Index_20_Link" text:visited-style-name="Index_20_Link">Routing, DHCPd and BIND <text:s text:c="2"/><text:tab/>39</text:a></text:p>
          <text:p text:style-name="P79"><text:a xlink:type="simple" xlink:href="#__RefHeading__4779_400627320" text:style-name="Index_20_Link" text:visited-style-name="Index_20_Link">Chapter 5<text:tab/>Integration with wireless networks <text:s text:c="2"/><text:tab/>43</text:a></text:p>
          <text:p text:style-name="P80"><text:a xlink:type="simple" xlink:href="#__RefHeading__4781_400627320" text:style-name="Index_20_Link" text:visited-style-name="Index_20_Link">MAC Authentication <text:s text:c="2"/><text:tab/>43</text:a></text:p>
          <text:p text:style-name="P80"><text:a xlink:type="simple" xlink:href="#__RefHeading__4783_400627320" text:style-name="Index_20_Link" text:visited-style-name="Index_20_Link">802.1x <text:s text:c="2"/><text:tab/>51</text:a></text:p>
          <text:p text:style-name="P79"><text:a xlink:type="simple" xlink:href="#__RefHeading__4785_400627320" text:style-name="Index_20_Link" text:visited-style-name="Index_20_Link">Chapter 6<text:tab/>Floating Network Devices <text:s text:c="2"/><text:tab/>62</text:a></text:p>
          <text:p text:style-name="P80"><text:a xlink:type="simple" xlink:href="#__RefHeading__4787_400627320" text:style-name="Index_20_Link" text:visited-style-name="Index_20_Link">Identification <text:s text:c="2"/><text:tab/>63</text:a></text:p>
          <text:p text:style-name="P79"><text:a xlink:type="simple" xlink:href="#__RefHeading__4789_400627320" text:style-name="Index_20_Link" text:visited-style-name="Index_20_Link">Chapter 7<text:tab/>Blocking malicious activities with violations <text:s text:c="2"/><text:tab/>64</text:a></text:p>
          <text:p text:style-name="P79"><text:a xlink:type="simple" xlink:href="#__RefHeading__4791_400627320" text:style-name="Index_20_Link" text:visited-style-name="Index_20_Link">Chapter 8<text:tab/>Performance optimization <text:s text:c="2"/><text:tab/>67</text:a></text:p>
          <text:p text:style-name="P80"><text:soft-page-break/><text:a xlink:type="simple" xlink:href="#__RefHeading__4793_400627320" text:style-name="Index_20_Link" text:visited-style-name="Index_20_Link">Snort signatures <text:s text:c="2"/><text:tab/>67</text:a></text:p>
          <text:p text:style-name="P80"><text:a xlink:type="simple" xlink:href="#__RefHeading__4795_400627320" text:style-name="Index_20_Link" text:visited-style-name="Index_20_Link">MySQL optimizations <text:s text:c="2"/><text:tab/>67</text:a></text:p>
          <text:p text:style-name="P79"><text:a xlink:type="simple" xlink:href="#__RefHeading__4797_400627320" text:style-name="Index_20_Link" text:visited-style-name="Index_20_Link">Chapter 9<text:tab/>High availability <text:s text:c="2"/><text:tab/>72</text:a></text:p>
          <text:p text:style-name="P80"><text:a xlink:type="simple" xlink:href="#__RefHeading__4799_400627320" text:style-name="Index_20_Link" text:visited-style-name="Index_20_Link">Creation of the DRBD partition <text:s text:c="2"/><text:tab/>73</text:a></text:p>
          <text:p text:style-name="P80"><text:a xlink:type="simple" xlink:href="#__RefHeading__4801_400627320" text:style-name="Index_20_Link" text:visited-style-name="Index_20_Link">DRBD and Linux-HA Installation <text:s text:c="2"/><text:tab/>73</text:a></text:p>
          <text:p text:style-name="P80"><text:a xlink:type="simple" xlink:href="#__RefHeading__4803_400627320" text:style-name="Index_20_Link" text:visited-style-name="Index_20_Link">DRBD Configuration and setup <text:s text:c="2"/><text:tab/>73</text:a></text:p>
          <text:p text:style-name="P80"><text:a xlink:type="simple" xlink:href="#__RefHeading__4805_400627320" text:style-name="Index_20_Link" text:visited-style-name="Index_20_Link">MySQL Configuration <text:s text:c="2"/><text:tab/>77</text:a></text:p>
          <text:p text:style-name="P80"><text:a xlink:type="simple" xlink:href="#__RefHeading__4807_400627320" text:style-name="Index_20_Link" text:visited-style-name="Index_20_Link">Heartbeat configuration <text:s text:c="2"/><text:tab/>78</text:a></text:p>
          <text:p text:style-name="P79"><text:a xlink:type="simple" xlink:href="#__RefHeading__4809_400627320" text:style-name="Index_20_Link" text:visited-style-name="Index_20_Link">Chapter 10<text:tab/>Frequently Asked Questions <text:s text:c="2"/><text:tab/>81</text:a></text:p>
          <text:p text:style-name="P80"><text:a xlink:type="simple" xlink:href="#__RefHeading__4811_400627320" text:style-name="Index_20_Link" text:visited-style-name="Index_20_Link">Services <text:s text:c="2"/><text:tab/>81</text:a></text:p>
          <text:p text:style-name="P80"><text:a xlink:type="simple" xlink:href="#__RefHeading__4813_400627320" text:style-name="Index_20_Link" text:visited-style-name="Index_20_Link">Web interface <text:s text:c="2"/><text:tab/>81</text:a></text:p>
          <text:p text:style-name="P80"><text:a xlink:type="simple" xlink:href="#__RefHeading__4815_400627320" text:style-name="Index_20_Link" text:visited-style-name="Index_20_Link">Switches <text:s text:c="2"/><text:tab/>83</text:a></text:p>
          <text:p text:style-name="P80"><text:a xlink:type="simple" xlink:href="#__RefHeading__5071_656920733" text:style-name="Index_20_Link" text:visited-style-name="Index_20_Link">Troubleshooting <text:s text:c="2"/><text:tab/>84</text:a></text:p>
          <text:p text:style-name="P79"><text:a xlink:type="simple" xlink:href="#__RefHeading__4817_400627320" text:style-name="Index_20_Link" text:visited-style-name="Index_20_Link">Chapter 11<text:tab/>Additional Software <text:s text:c="2"/><text:tab/>86</text:a></text:p>
          <text:p text:style-name="P80"><text:a xlink:type="simple" xlink:href="#__RefHeading__4819_400627320" text:style-name="Index_20_Link" text:visited-style-name="Index_20_Link">Nessus <text:s text:c="2"/><text:tab/>86</text:a></text:p>
          <text:p text:style-name="P80"><text:a xlink:type="simple" xlink:href="#__RefHeading__4821_400627320" text:style-name="Index_20_Link" text:visited-style-name="Index_20_Link">Snort <text:s text:c="2"/><text:tab/>87</text:a></text:p>
          <text:p text:style-name="P80"><text:a xlink:type="simple" xlink:href="#__RefHeading__4823_400627320" text:style-name="Index_20_Link" text:visited-style-name="Index_20_Link">Oinkmaster <text:s text:c="2"/><text:tab/>88</text:a></text:p>
          <text:p text:style-name="P79"><text:a xlink:type="simple" xlink:href="#__RefHeading__4825_400627320" text:style-name="Index_20_Link" text:visited-style-name="Index_20_Link">Chapter 12<text:tab/>Appendix A: Database Schema <text:s text:c="2"/><text:tab/>90</text:a></text:p>
          <text:p text:style-name="P79"><text:a xlink:type="simple" xlink:href="#__RefHeading__4827_400627320" text:style-name="Index_20_Link" text:visited-style-name="Index_20_Link">Chapter 13<text:tab/>Appendix B: Configuration parameter reference <text:s text:c="2"/><text:tab/>91</text:a></text:p>
          <text:p text:style-name="P79"><text:a xlink:type="simple" xlink:href="#__RefHeading__4829_400627320" text:style-name="Index_20_Link" text:visited-style-name="Index_20_Link">Chapter 14<text:tab/>Additional Information <text:s text:c="2"/><text:tab/>112</text:a></text:p>
          <text:p text:style-name="P79"><text:a xlink:type="simple" xlink:href="#__RefHeading__4831_400627320" text:style-name="Index_20_Link" text:visited-style-name="Index_20_Link">Chapter 15<text:tab/>Commercial Support and Contact Information <text:s text:c="2"/><text:tab/>113</text:a></text:p>
          <text:p text:style-name="P79"><text:a xlink:type="simple" xlink:href="#__RefHeading__4833_400627320" text:style-name="Index_20_Link" text:visited-style-name="Index_20_Link">Chapter 16<text:tab/>GNU Free Documentation License <text:s text:c="2"/><text:tab/>114</text:a></text:p>
        </text:index-body>
      </text:table-of-content>
      <text:p text:style-name="Standard"/>
      <text:list xml:id="list1598948321" text:style-name="Outline">
        <text:list-item>
          <text:h text:style-name="P77"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1394497593"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398880311"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2044777739"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2"><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6"/>
      <text:p text:style-name="P49"><text:span text:style-name="T2">PacketFence is developed by a community of developers located mainly in North America. More information can be found on </text:span><text:a xlink:type="simple" xlink:href="http://www.packetfence.org/">http://www.packetfence.org</text:a></text:p>
      <text:list xml:id="list2113014550"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65346182" text:continue-numbering="true" text:style-name="Outline">
        <text:list-item>
          <text:list>
            <text:list-item>
              <text:h text:style-name="P78"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470969928"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76173372"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1721452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932009720" text:continue-numbering="true" text:style-name="Outline">
        <text:list-item>
          <text:h text:style-name="Heading_20_1" text:outline-level="1"><text:bookmark text:name="__RefHeading__4765_400627320"/><office:annotation><dc:creator>Olivier Bilodeau</dc:creator><dc:date>2010-07-14T16:46:37</dc:date><text:p text:style-name="P85"><text:span text:style-name="T21">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03475493"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5"/>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360173099"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2175168896"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011344862"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
      <text:p text:style-name="P4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2049345947" text:continue-numbering="true" text:style-name="Outline">
        <text:list-item>
          <text:list>
            <text:list-item>
              <text:h text:style-name="P78"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797704215" text:style-name="L1">
        <text:list-header>
          <text:p text:style-name="P72">❏<text:tab/>linkUp/linkDown</text:p>
          <text:p text:style-name="P72">❏<text:tab/>Port Security (with static MACs)</text:p>
        </text:list-header>
      </text:list>
      <text:p text:style-name="Text_20_body">Don't forget to update the startup config !</text:p>
      <text:p text:style-name="Text_20_body"/>
      <text:list xml:id="list1576433314" text:continue-list="list2049345947"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170788030"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6"/>
      <text:list xml:id="list175107906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831813252" text:continue-list="list797704215" text:style-name="L1">
        <text:list-header>
          <text:p text:style-name="P72">❏<text:tab/>linkUp/linkDown</text:p>
        </text:list-header>
      </text:list>
      <text:p text:style-name="Text_20_body">Don't forget to update the startup config !</text:p>
      <text:p text:style-name="Text_20_body"/>
      <text:list xml:id="list1876100712" text:continue-list="list1751079067"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831594001" text:continue-list="list831813252" text:style-name="L1">
        <text:list-header>
          <text:p text:style-name="P72">❏<text:tab/>Global config settings:</text:p>
        </text:list-header>
      </text:list>
      <text:p text:style-name="Code">create snmp host 192.168.1.60 v2c public</text:p>
      <text:p text:style-name="Code">create snmp user public ReadGroup</text:p>
      <text:p text:style-name="Code">enable snmp traps </text:p>
      <text:list xml:id="list1131611380" text:continue-numbering="true" text:style-name="L1">
        <text:list-header>
          <text:p text:style-name="P72"/>
        </text:list-header>
      </text:list>
      <text:p text:style-name="P36"/>
      <text:p text:style-name="P37">❏<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439118499" text:continue-numbering="true" text:style-name="L1">
        <text:list-header>
          <text:p text:style-name="P72">❏<text:tab/>linkUp/linkDown</text:p>
          <text:p text:style-name="P72">❏<text:tab/>MAC Notification</text:p>
          <text:p text:style-name="P72">❏<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072634272" text:continue-list="list1876100712"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6"/>
      <text:p text:style-name="P36">❏<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2">❏<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348309257"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6">❏<text:tab/>Use the following templates for interface IfIndex in bogus MAC addresses (0200.000x.xxxx):</text:p>
      <text:list xml:id="list102670214" text:style-name="L2">
        <text:list-header>
          <text:p text:style-name="P55"><text:span text:style-name="T5">Fa0/1...Fa0/48<text:tab/><text:tab/>-&gt;<text:tab/>1...48<text:line-break/></text:span><text:span text:style-name="T6">Gi0/1, Gi0/2<text:tab/><text:tab/>-&gt;<text:tab/>49, 50</text:span></text:p>
        </text:list-header>
      </text:list>
      <text:p text:style-name="P42">❏<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48071926" text:continue-list="list1348309257"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2">❏<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6">❏<text:tab/>Use the following templates for interface IfIndex in bogus MAC addresses (0200.000x.xxxx):</text:p>
      <text:list xml:id="list2008722172" text:continue-list="list102670214" text:style-name="L2">
        <text:list-header>
          <text:p text:style-name="P57">Fa0/1...Fa0/48<text:tab/><text:tab/>-&gt;<text:tab/>10001...10048<text:line-break/><text:span text:style-name="T18">Gi0/1...Gi0/48<text:tab/><text:tab/>-&gt;<text:tab/>10101...10148</text:span></text:p>
        </text:list-header>
      </text:list>
      <text:p text:style-name="P4"/>
      <text:list xml:id="list1712446635" text:continue-list="list348071926"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76590022" text:continue-list="list2008722172" text:style-name="L2">
        <text:list-header>
          <text:p text:style-name="P5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59"/>
        </text:list-header>
      </text:list>
      <text:list xml:id="list467627872" text:continue-list="list1712446635"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340813002" text:continue-list="list439118499" text:style-name="L1">
        <text:list-header>
          <text:p text:style-name="P72">❏<text:tab/>linkUp/linkDown</text:p>
          <text:p text:style-name="P72">❏<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060049314" text:continue-list="list467627872"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3">Dell</text:p>
      <text:list xml:id="list286317557"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8"/>
      <text:p text:style-name="Text_20_body"/>
      <text:p text:style-name="Heading_20_3">Edge-corE</text:p>
      <text:p text:style-name="Text_20_body">PacketFence supports Edge-corE switches with no VoIP using one trap type:</text:p>
      <text:list xml:id="list1337643890" text:continue-list="list1340813002" text:style-name="L1">
        <text:list-header>
          <text:p text:style-name="P72">❏<text:tab/>linkUp/linkDown</text:p>
        </text:list-header>
      </text:list>
      <text:p text:style-name="Text_20_body">Don't forget to update the startup config !</text:p>
      <text:p text:style-name="Text_20_body"/>
      <text:list xml:id="list1483875105" text:continue-list="list286317557"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3">Enterasys</text:p>
      <text:p text:style-name="Text_20_body">PacketFence supports Enterasys switches with no VoIP using two different trap types:</text:p>
      <text:list xml:id="list323129795" text:continue-list="list1337643890" text:style-name="L1">
        <text:list-header>
          <text:p text:style-name="P72">❏<text:tab/>linkUp/linkDown</text:p>
          <text:p text:style-name="P72">❏<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565637620" text:continue-list="list1483875105"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16185320" text:continue-numbering="true" text:style-name="Outline">
        <text:list-item>
          <text:list>
            <text:list-item>
              <text:list>
                <text:list-item>
                  <text:list>
                    <text:list-item>
                      <text:h text:style-name="Heading_20_4" text:outline-level="4"/>
                    </text:list-item>
                    <text:list-item>
                      <text:h text:style-name="P8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225870788"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2">❏<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168562338"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3"/>
      <text:p text:style-name="Heading_20_3">Extreme Networks</text:p>
      <text:p text:style-name="Text_20_body">PacketFence supports Extreme Networks switches using two different trap types:</text:p>
      <text:list xml:id="list851095622" text:continue-list="list323129795" text:style-name="L1">
        <text:list-header>
          <text:p text:style-name="P72">❏<text:tab/>linkUp/linkDown</text:p>
          <text:p text:style-name="P72">❏<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1684862605" text:continue-list="list1168562338"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328265564" text:continue-list="list851095622" text:style-name="L1">
        <text:list-header>
          <text:p text:style-name="P72">❏<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983161323" text:continue-numbering="true" text:style-name="L1">
        <text:list-header>
          <text:p text:style-name="P72">❏<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9">where &lt;portlist&gt;: are ports you want to secure. It can be an individual port or a port-range with a dash.</text:p>
      <text:p text:style-name="P43">Foundry</text:p>
      <text:list xml:id="list1607986892" text:continue-list="list1684862605"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063312667" text:continue-list="list1983161323" text:style-name="L1">
        <text:list-header>
          <text:p text:style-name="P72">❏<text:tab/>linkUp/linkDown</text:p>
          <text:p text:style-name="P72">❏<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446400253" text:continue-numbering="true" text:style-name="L1">
        <text:list-header>
          <text:p text:style-name="P72">❏<text:tab/>linkUp/linkDown</text:p>
          <text:p text:style-name="P72">❏<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843484449" text:continue-list="list1607986892" text:style-name="Outline">
        <text:list-item>
          <text:list>
            <text:list-item>
              <text:list>
                <text:list-item>
                  <text:list>
                    <text:list-item>
                      <text:h text:style-name="Heading_20_4" text:outline-level="4"/>
                    </text:list-item>
                    <text:list-item>
                      <text:h text:style-name="P84"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6"/>
      <text:p text:style-name="P36">❏<text:tab/>On each interface: </text:p>
      <text:p text:style-name="Code">port-security xx learn-mode static action send-alarm mac-address 0200000000xx</text:p>
      <text:p text:style-name="Standard">where xx stands for the interface index</text:p>
      <text:p text:style-name="Standard"/>
      <text:list xml:id="list1258391745"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932935230" text:continue-numbering="true" text:style-name="Outline">
        <text:list-item>
          <text:list>
            <text:list-item>
              <text:list>
                <text:list-item>
                  <text:list>
                    <text:list-item>
                      <text:h text:style-name="Heading_20_4" text:outline-level="4"/>
                    </text:list-item>
                    <text:list-item>
                      <text:h text:style-name="P84"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626136534"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368689309" text:continue-list="list1446400253" text:style-name="L1">
        <text:list-header>
          <text:p text:style-name="P72">❏<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632727439" text:continue-numbering="true" text:style-name="L1">
        <text:list-header>
          <text:p text:style-name="P72">❏<text:tab/>linkUp/linkDown</text:p>
        </text:list-header>
      </text:list>
      <text:p text:style-name="Text_20_body">Don't forget to update the startup config !</text:p>
      <text:p text:style-name="Heading_20_3"/>
      <text:list xml:id="list1620363647" text:continue-list="list626136534"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773520193" text:continue-list="list632727439" text:style-name="L1">
        <text:list-header>
          <text:p text:style-name="P72">❏<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97201131" text:continue-list="list1620363647"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735045090"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3">SMC</text:p>
      <text:p text:style-name="Text_20_body">PacketFence supports these switches without VoIP using two different trap types:</text:p>
      <text:list xml:id="list977255087" text:style-name="L3">
        <text:list-header>
          <text:p text:style-name="P73">❏<text:tab/>linkUp/linkDown on 6128L2, 6224M, 8824M and 8848M</text:p>
          <text:p text:style-name="P73">❏<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1931701335" text:continue-list="list1735045090"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2155878317" text:continue-list="list977255087" text:style-name="L3">
        <text:list-header>
          <text:p text:style-name="P73">❏<text:tab/>linkUp/linkDown</text:p>
          <text:p text:style-name="P73">❏<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1064614306" text:continue-list="list1931701335" text:style-name="Outline">
        <text:list-item>
          <text:list>
            <text:list-item>
              <text:list>
                <text:list-item>
                  <text:list>
                    <text:list-item>
                      <text:h text:style-name="Heading_20_4" text:outline-level="4">TigerStack 6224M</text:h>
                    </text:list-item>
                  </text:list>
                </text:list-item>
              </text:list>
            </text:list-item>
          </text:list>
        </text:list-item>
      </text:list>
      <text:list xml:id="list1848210456" text:continue-list="list2155878317" text:style-name="L3">
        <text:list-header>
          <text:p text:style-name="P73">❏<text:tab/>linkUp/linkDown</text:p>
        </text:list-header>
      </text:list>
      <text:p text:style-name="Text_20_body"/>
      <text:p text:style-name="List">❏<text:tab/>Global config settings</text:p>
      <text:p text:style-name="Code">SNMP-server host 192.168.1.5 public version 1</text:p>
      <text:p text:style-name="P2"/>
      <text:p text:style-name="Standard"/>
      <text:list xml:id="list1231496455" text:continue-list="list1064614306" text:style-name="Outline">
        <text:list-item>
          <text:list>
            <text:list-item>
              <text:h text:style-name="P78"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0">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1"/>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2022845717"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599651883" text:style-name="L4">
        <text:list-header>
          <text:p text:style-name="P74">❏<text:tab/>several SSIDs with several VLANs inside each SSID</text:p>
          <text:p text:style-name="P74">❏<text:tab/>authentication against a RADIUS server</text:p>
          <text:p text:style-name="P74">❏<text:tab/>dynamic VLAN assignment (through RADIUS attributes)</text:p>
          <text:p text:style-name="P74">❏<text:tab/>SNMP deauthentication traps</text:p>
          <text:p text:style-name="P74">❏<text:tab/>the deauthentication of an associated station</text:p>
        </text:list-header>
      </text:list>
      <text:list xml:id="list716182633" text:continue-list="list2022845717"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3">FreeRADIUS 1.x Configuration</text:p>
      <text:p text:style-name="Text_20_body">Make sure to install the following packages:</text:p>
      <text:p text:style-name="P36">❏<text:tab/>freeradius</text:p>
      <text:p text:style-name="P36"/>
      <text:list xml:id="list194498771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212175088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862948010"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8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17196855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117242237"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09605631"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1">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14728549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088002599"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945743506" text:continue-numbering="true" text:style-name="Outline">
        <text:list-item>
          <text:list>
            <text:list-item>
              <text:list>
                <text:list-item>
                  <text:list>
                    <text:list-item>
                      <text:h text:style-name="Heading_20_4" text:outline-level="4"/>
                    </text:list-item>
                    <text:list-item>
                      <text:h text:style-name="P84"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193944514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30957371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2154812606"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33307870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1273243524" text:continue-numbering="true" text:style-name="Outline">
        <text:list-item>
          <text:list>
            <text:list-item>
              <text:h text:style-name="P78"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text:soft-page-break/>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0">FreeRADIUS 1.x Configuration</text:p>
      <text:p text:style-name="Text_20_body">Make sure to install the following packages:</text:p>
      <text:p text:style-name="P36">❏<text:tab/>freeradius</text:p>
      <text:p text:style-name="P36"/>
      <text:list xml:id="list1438681831"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968984715"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0">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91944247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48666983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4944944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729933430" text:continue-numbering="true" text:style-name="Outline">
        <text:list-item>
          <text:list>
            <text:list-item>
              <text:list>
                <text:list-item>
                  <text:list>
                    <text:list-item>
                      <text:h text:style-name="Heading_20_4" text:outline-level="4"/>
                    </text:list-item>
                    <text:list-item>
                      <text:h text:style-name="P8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91937759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1">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118921024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2135668632" text:continue-numbering="true" text:style-name="Outline">
        <text:list-item>
          <text:list>
            <text:list-item>
              <text:list>
                <text:list-item>
                  <text:list>
                    <text:list-item>
                      <text:h text:style-name="Heading_20_4" text:outline-level="4"/>
                    </text:list-item>
                    <text:list-item>
                      <text:h text:style-name="P8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70285473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281338930"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59217065" text:continue-numbering="true" text:style-name="Outline">
        <text:list-item>
          <text:list>
            <text:list-item>
              <text:list>
                <text:list-item>
                  <text:list>
                    <text:list-item>
                      <text:h text:style-name="Heading_20_4" text:outline-level="4"/>
                    </text:list-item>
                    <text:list-item>
                      <text:h text:style-name="P8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53811556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616496109" text:continue-numbering="true" text:style-name="Outline">
        <text:list-item>
          <text:list>
            <text:list-item>
              <text:list>
                <text:list-item>
                  <text:list>
                    <text:list-item>
                      <text:h text:style-name="Heading_20_4" text:outline-level="4"/>
                    </text:list-item>
                    <text:list-item>
                      <text:h text:style-name="P8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55082350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43474374"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679288954"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6">❏<text:tab/>floating network devices have to be identified using their MAC address.</text:p>
      <text:p text:style-name="P36">❏<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6">❏<text:tab/>it disables port-security</text:p>
      <text:p text:style-name="P36">❏<text:tab/>it sets the PVID</text:p>
      <text:p text:style-name="P36">❏<text:tab/>it eventually sets the port as multi-vlan (trunk) and sets the tagged Vlans </text:p>
      <text:p text:style-name="P36">❏<text:tab/>it enables linkdown traps</text:p>
      <text:p text:style-name="Text_20_body"/>
      <text:p text:style-name="Text_20_body">When PF receives a linkdown trap on a port in which a floating network device was plugged, it changes the port configuration so that: </text:p>
      <text:p text:style-name="P36">❏<text:tab/>it enables port-security</text:p>
      <text:p text:style-name="P36">❏<text:tab/>it disables linkdown traps</text:p>
      <text:p text:style-name="Text_20_body"/>
      <text:p text:style-name="Text_20_body"><text:soft-page-break/></text:p>
      <text:list xml:id="list348215097"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6">❏<text:tab/>by editing conf/floating_network_device.conf</text:p>
      <text:p text:style-name="P36">❏<text:tab/>through the Web GUI, in the Configuration -&gt; Floating Network Device tab.</text:p>
      <text:p text:style-name="P36"><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6"><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6">❏<text:tab/>MAC address</text:p>
      <text:p text:style-name="P36">❏<text:tab/>IP address (in case of a static IP)</text:p>
      <text:p text:style-name="P36">❏<text:tab/>trunkPort: yes/no. Should the port be configured as a muti-vlan port ?</text:p>
      <text:p text:style-name="P36">❏<text:tab/>pvid: Vlan in which PacketFence should put the port</text:p>
      <text:p text:style-name="P36">❏<text:tab/>taggedVlan: comma separated list of Vlans. If the port is a multi-vlan, these are the Vlans that have to be tagged on the port.</text:p>
      <text:list xml:id="list120029875"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2"><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36779140" text:style-name="L5">
        <text:list-item>
          <text:p text:style-name="P58"><text:span text:style-name="T9">log</text:span>: log a message to the file specified in <text:span text:style-name="T9">[alerting].log</text:span></text:p>
        </text:list-item>
        <text:list-item>
          <text:p text:style-name="P58"><text:span text:style-name="T9">email</text:span>: email the address specified in <text:span text:style-name="T9">[alerting].emailaddr</text:span>, using <text:span text:style-name="T9">[alerting].smtpserver</text:span>. Multiple emailaddr can be sperated by comma.</text:p>
        </text:list-item>
        <text:list-item>
          <text:p text:style-name="P58"><text:span text:style-name="T9">trap</text:span>: isolate the host and place them in violation. It opens a violation and leaves it open. If trap is not there, a violation is opened and then automatically closed</text:p>
        </text:list-item>
        <text:list-item>
          <text:p text:style-name="P58"><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8"><text:span text:style-name="T9">external: e</text:span>xecute an external command, specified in <text:span text:style-name="T9">[paths].externalapi</text:span></text:p>
          <text:list>
            <text:list-header>
              <text:p text:style-name="P70"><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6"><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8"><text:span text:style-name="T9">registrationVlan</text:span><text:span text:style-name="T5">: Registration VLAN as specified in </text:span><text:span text:style-name="T9">switches.conf</text:span><text:span text:style-name="T5">.</text:span></text:p>
        </text:list-item>
        <text:list-item>
          <text:p text:style-name="P58"><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416797363" text:continue-list="list76590022" text:style-name="L2">
        <text:list-item>
          <text:list>
            <text:list-header>
              <text:p text:style-name="P71"><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729259145" text:continue-list="list120029875"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322407235"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4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50">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P24"><text:s text:c="2"/>RewriteCond %{HTTP_USER_AGENT} !^Mozilla</text:p>
      <text:p text:style-name="P24"><text:s text:c="2"/>RewriteCond %{HTTP_USER_AGENT} !^Opera</text:p>
      <text:p text:style-name="P24"><text:s text:c="2"/>RewriteCond %{HTTP_USER_AGENT} !^BlackBerry</text:p>
      <text:p text:style-name="P24"><text:s text:c="2"/>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950287913"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647536221" text:style-name="L6">
        <text:list-item>
          <text:list>
            <text:list-item>
              <text:p text:style-name="P65">Linux-HA (<text:a xlink:type="simple" xlink:href="http://www.linux-ha.org/">www.linux-ha.org</text:a>): a daemon that provides cluster infrastructure to its clients. Heartbeat would be responsible for starting the PacketFence services, eventually </text:p>
            </text:list-item>
            <text:list-item>
              <text:p text:style-name="P65">DRBD (<text:a xlink:type="simple" xlink:href="http://www.drbd.org/">www.drbd.org</text:a>): A network based raid-1.</text:p>
            </text:list-item>
          </text:list>
        </text:list-item>
      </text:list>
      <text:p text:style-name="P48"/>
      <text:p text:style-name="P48">Since PacketFence stores most of its information in a MySQL database, the two PacketFence redundant servers need to share this database in a way or another.</text:p>
      <text:p text:style-name="P48"/>
      <text:p text:style-name="P48">There are different options to share the database between the two PacketFence servers:</text:p>
      <text:list xml:id="list213223123" text:continue-numbering="true" text:style-name="L6">
        <text:list-item>
          <text:list>
            <text:list-item>
              <text:p text:style-name="P65">A local MySQL database server on each PacketFence box configured to store its databases on a remote partition (a LUN on a SAN for example) </text:p>
              <text:list>
                <text:list-item>
                  <text:list>
                    <text:list-item>
                      <text:list>
                        <text:list-item>
                          <text:list>
                            <text:list-item>
                              <text:p text:style-name="P60">You have to make sure that only one database server is running at each time (don't double-mount the partition)</text:p>
                            </text:list-item>
                          </text:list>
                        </text:list-item>
                      </text:list>
                    </text:list-item>
                  </text:list>
                </text:list-item>
              </text:list>
            </text:list-item>
            <text:list-item>
              <text:p text:style-name="P65">A local MySQL database server on each PacketFence box and replication of the database partition using DRBD</text:p>
            </text:list-item>
            <text:list-item>
              <text:p text:style-name="P65">A remote MySQL database server with its own high availability setup</text:p>
              <text:p text:style-name="P67"/>
              <text:p text:style-name="P68">In this document, we describe the second option that involves DRBD.</text:p>
              <text:p text:style-name="P68"/>
              <text:p text:style-name="P68">We assume that:</text:p>
            </text:list-item>
            <text:list-item>
              <text:p text:style-name="P68">you are using RedHat Enterprise 5 or CentOS 5.</text:p>
            </text:list-item>
            <text:list-item>
              <text:p text:style-name="P68">pf1 is the first PacketFence server</text:p>
            </text:list-item>
            <text:list-item>
              <text:p text:style-name="P68">pf2 is the second PacketFence server</text:p>
            </text:list-item>
            <text:list-item>
              <text:p text:style-name="P68">PacketFence is properly configured on each server</text:p>
            </text:list-item>
            <text:list-item>
              <text:p text:style-name="P68">the DRBD partition is 30G long</text:p>
            </text:list-item>
            <text:list-item>
              <text:p text:style-name="P68">we use HeartBeat v1</text:p>
            </text:list-item>
          </text:list>
        </text:list-item>
      </text:list>
      <text:p text:style-name="Standard"/>
      <text:list xml:id="list1198457136" text:continue-list="list950287913" text:style-name="Outline">
        <text:list-item>
          <text:list>
            <text:list-item>
              <text:h text:style-name="P78"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315458859" text:style-name="L7">
        <text:list-item>
          <text:p text:style-name="P61">reduce the size of LogVol00 of 30G</text:p>
        </text:list-item>
        <text:list-item>
          <text:p text:style-name="P61">create a new partition (ext3) called mysql: 30G. You'll be asked to specify where this new partition will mounted: enter /data (or anything else that is used by Linux).</text:p>
        </text:list-item>
        <text:list-item>
          <text:p text:style-name="P61">after the first server reboot, edit <text:span text:style-name="T10">/etc/fstab</text:span> and delete the line for /data.</text:p>
        </text:list-item>
      </text:list>
      <text:list xml:id="list780111610" text:continue-list="list1198457136"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508316406"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6">global {</text:p>
      <text:p text:style-name="P46"><text:s text:c="4"/>usage-count yes;</text:p>
      <text:p text:style-name="P46">}</text:p>
      <text:p text:style-name="P46"/>
      <text:p text:style-name="P46">common {</text:p>
      <text:p text:style-name="P46"><text:s text:c="4"/>protocol C;</text:p>
      <text:p text:style-name="P46">}</text:p>
      <text:p text:style-name="P46"/>
      <text:p text:style-name="P46"><text:soft-page-break/>resource mysql {</text:p>
      <text:p text:style-name="P46"><text:s text:c="2"/>syncer {</text:p>
      <text:p text:style-name="P46"><text:s text:c="4"/>rate 100M;</text:p>
      <text:p text:style-name="P46"><text:s text:c="4"/>al-extents 257;</text:p>
      <text:p text:style-name="P46"><text:s text:c="2"/>}</text:p>
      <text:p text:style-name="P46"/>
      <text:p text:style-name="P46"><text:s text:c="2"/>startup {</text:p>
      <text:p text:style-name="P46"><text:s text:c="4"/>degr-wfc-timeout 120; <text:s text:c="3"/># 2 minutes.</text:p>
      <text:p text:style-name="P46"><text:s text:c="2"/>}</text:p>
      <text:p text:style-name="P46"/>
      <text:p text:style-name="P46"><text:s text:c="2"/>disk {</text:p>
      <text:p text:style-name="P46"><text:s text:c="4"/>on-io-error <text:s text:c="2"/>detach;</text:p>
      <text:p text:style-name="P46"><text:s text:c="2"/>}</text:p>
      <text:p text:style-name="P46"><text:s text:c="2"/>device <text:s text:c="7"/>/dev/drbd0;</text:p>
      <text:p text:style-name="P46"><text:s text:c="2"/>disk <text:s text:c="9"/>/dev/VolGroup00/mysql;</text:p>
      <text:p text:style-name="P46"><text:s text:c="2"/>meta-disk <text:s text:c="4"/>internal;</text:p>
      <text:p text:style-name="P46"/>
      <text:p text:style-name="P46"><text:s text:c="2"/>on pf1_server_name {</text:p>
      <text:p text:style-name="P46"><text:s text:c="4"/>address <text:s text:c="4"/>x.x.x.x:7788;</text:p>
      <text:p text:style-name="P46"><text:s text:c="2"/>}</text:p>
      <text:p text:style-name="P46"/>
      <text:p text:style-name="P46"><text:s text:c="2"/>on pf2_server_name {</text:p>
      <text:p text:style-name="P46"><text:s text:c="4"/>address <text:s text:c="4"/>y.y.y.y:7788;</text:p>
      <text:p text:style-name="P46"><text:s text:c="2"/>}</text:p>
      <text:p text:style-name="P47">}</text:p>
      <text:p text:style-name="Standard">where:</text:p>
      <text:list xml:id="list1755739347" text:style-name="L8">
        <text:list-item>
          <text:p text:style-name="P53"><text:span text:style-name="T16">mysql</text:span> is the name of the partition you created when installing the OS</text:p>
        </text:list-item>
      </text:list>
      <text:list xml:id="list2114232179" text:style-name="L9">
        <text:list-item>
          <text:p text:style-name="P54"><text:span text:style-name="T16">pf1_server_name</text:span> and <text:span text:style-name="T16">pf2_server_name</text:span> by the real server names.</text:p>
        </text:list-item>
        <text:list-item>
          <text:p text:style-name="P54"><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6">md_offset 31474053120</text:p>
      <text:p text:style-name="P46">al_offset 31474020352</text:p>
      <text:p text:style-name="P46"><text:soft-page-break/>bm_offset 31473057792</text:p>
      <text:p text:style-name="P46"/>
      <text:p text:style-name="P46">Found ext3 filesystem which uses 30736384 kB</text:p>
      <text:p text:style-name="P46">current configuration leaves usable 30735408 kB</text:p>
      <text:p text:style-name="P46"/>
      <text:p text:style-name="P46">Device size would be truncated, which</text:p>
      <text:p text:style-name="P46">would corrupt data and result in</text:p>
      <text:p text:style-name="P46">'access beyond end of device' errors.</text:p>
      <text:p text:style-name="P46">You need to either</text:p>
      <text:p text:style-name="P46"><text:s text:c="3"/>* use external meta data (recommended)</text:p>
      <text:p text:style-name="P46"><text:s text:c="3"/>* shrink that filesystem first</text:p>
      <text:p text:style-name="P46"><text:s text:c="3"/>* zero out the device (destroy the filesystem)</text:p>
      <text:p text:style-name="P46">Operation refused.</text:p>
      <text:p text:style-name="P46"/>
      <text:p text:style-name="P46">Command 'drbdmeta 0 v08 /dev/VolGroup00/mysql internal create-md' terminated with exit code 40</text:p>
      <text:p text:style-name="P47">drbdadm create-md mysql: exited with code 40</text:p>
      <text:p text:style-name="Standard"><text:s/></text:p>
      <text:p text:style-name="Standard">If so, it means that you need to manually resize the partition like this:</text:p>
      <text:p text:style-name="P46">root@pf1 ~]# resize2fs -p -f /dev/VolGroup00/mysql 30735408K</text:p>
      <text:p text:style-name="P46">resize2fs 1.39 (29-May-2006)</text:p>
      <text:p text:style-name="P46">Resizing the filesystem on /dev/VolGroup00/mysql to 7683852 (4k) blocks.</text:p>
      <text:p text:style-name="P47">The filesystem on /dev/VolGroup00/mysql is now 7683852 blocks long.</text:p>
      <text:p text:style-name="Standard"/>
      <text:p text:style-name="Standard">Then initialize the partition:</text:p>
      <text:p text:style-name="P46">[root@pf1 ~]# drbdadm create-md mysql</text:p>
      <text:p text:style-name="P46">md_offset 31474053120</text:p>
      <text:p text:style-name="P46">al_offset 31474020352</text:p>
      <text:p text:style-name="P46">bm_offset 31473057792</text:p>
      <text:p text:style-name="P46"/>
      <text:p text:style-name="P46">Found ext3 filesystem which uses 30735408 kB</text:p>
      <text:p text:style-name="P46">current configuration leaves usable 30735408 kB</text:p>
      <text:p text:style-name="P46"/>
      <text:p text:style-name="P46">Even though it looks like this would place the new meta data into</text:p>
      <text:p text:style-name="P46">unused space, you still need to confirm, as this is only a guess.</text:p>
      <text:p text:style-name="P46"/>
      <text:p text:style-name="P46">Do you want to proceed?</text:p>
      <text:p text:style-name="P46">[need to type 'yes' to confirm] yes</text:p>
      <text:p text:style-name="P46"/>
      <text:p text:style-name="P46">Writing meta data...</text:p>
      <text:p text:style-name="P46">initializing activity log</text:p>
      <text:p text:style-name="P46">NOT initialized bitmap</text:p>
      <text:p text:style-name="P47"><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6">...</text:p>
      <text:p text:style-name="P46"/>
      <text:p text:style-name="P46"><text:s/>0: cs:Connected ro:Secondary/Secondary ds:Inconsistent/Inconsistent C r----</text:p>
      <text:p text:style-name="P47"><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6">...</text:p>
      <text:p text:style-name="P46"><text:s/>0: cs:Connected ro:Secondary/Secondary ds:UpToDate/UpToDate C r---</text:p>
      <text:p text:style-name="P46"><text:s text:c="4"/>ns:0 nr:0 dw:0 dr:0 al:0 bm:0 lo:0 pe:0 ua:0 ap:0 ep:1 wo:b oos:0</text:p>
      <text:p text:style-name="Standard"/>
      <text:list xml:id="list144039947" text:continue-list="list508316406"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6">...</text:p>
      <text:p text:style-name="P46"><text:s/>0: cs:Connected ro:Primary/Secondary ds:UpToDate/UpToDate C r----</text:p>
      <text:p text:style-name="P47"><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225471131"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6">bcast eth0</text:p>
      <text:p text:style-name="P46">bcast eth1</text:p>
      <text:p text:style-name="P46">keepalive 2</text:p>
      <text:p text:style-name="P46">warntime 30</text:p>
      <text:p text:style-name="P46">deadtime 60</text:p>
      <text:p text:style-name="P46">auto_failback off</text:p>
      <text:p text:style-name="P46">initdead 120</text:p>
      <text:p text:style-name="P46">node pf1.example.org</text:p>
      <text:p text:style-name="P46">node pf2.example.org</text:p>
      <text:p text:style-name="P47">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892297480" text:continue-list="list2114232179" text:style-name="L9">
        <text:list-item>
          <text:p text:style-name="P54"><text:span text:style-name="T16">x.x.x.x</text:span> is PF admin virtual address</text:p>
        </text:list-item>
        <text:list-item>
          <text:p text:style-name="P54"><text:span text:style-name="T16">eth0.y</text:span> is the name of the NIC configuration file (<text:span text:style-name="T10">/etc/sysconfig/network-scripts/ifcfg_eth0.y</text:span>) dedicated to IP address in vlan y (registration for example).</text:p>
        </text:list-item>
        <text:list-item>
          <text:p text:style-name="P54"><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6"><text:soft-page-break/>case "$2" in</text:p>
      <text:p text:style-name="P46"><text:s text:c="8"/>start)</text:p>
      <text:p text:style-name="P46"><text:s text:c="16"/>echo -n "Mounting $1"</text:p>
      <text:p text:style-name="P46"><text:s text:c="16"/>/sbin/ifup $1</text:p>
      <text:p text:style-name="P46"><text:s text:c="16"/>echo "."</text:p>
      <text:p text:style-name="P46"><text:s text:c="16"/>;;</text:p>
      <text:p text:style-name="P46"><text:s text:c="8"/>stop)</text:p>
      <text:p text:style-name="P46"><text:s text:c="16"/>echo -n "Unmounting $1"</text:p>
      <text:p text:style-name="P46"><text:s text:c="16"/>/sbin/ifdown $1</text:p>
      <text:p text:style-name="P46"><text:s text:c="16"/>echo "."</text:p>
      <text:p text:style-name="P46"><text:s text:c="16"/>;;</text:p>
      <text:p text:style-name="P46"><text:s text:c="8"/>*)</text:p>
      <text:p text:style-name="P46"><text:s text:c="16"/>echo "Usage: $0 {start|stop}"</text:p>
      <text:p text:style-name="P46"><text:s text:c="16"/>exit 1</text:p>
      <text:p text:style-name="P46"><text:s text:c="16"/>;;</text:p>
      <text:p text:style-name="P47">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6">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6">debugfile /var/log/ha-debug</text:p>
      <text:p text:style-name="P46">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525591430" text:continue-list="list225471131"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575075970"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64146121" text:style-name="L10">
        <text:list-item>
          <text:list>
            <text:list-header>
              <text:p text:style-name="P75">❏<text:tab/>Identifier</text:p>
              <text:p text:style-name="P75">❏<text:tab/>Notes</text:p>
            </text:list-header>
          </text:list>
        </text:list-item>
      </text:list>
      <text:p text:style-name="Text_20_body">Click on the Add button to save it</text:p>
      <text:p text:style-name="P43">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185568361" text:continue-list="list575075970"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864565251" text:style-name="L11">
        <text:list-header>
          <text:p text:style-name="P76">❏<text:tab/>ip: switch IP address </text:p>
          <text:p text:style-name="P76">❏<text:tab/>mode </text:p>
          <text:list>
            <text:list-item>
              <text:p text:style-name="P66">testing: pfsetvlan writes in the log files what it would normally do, but it doesn't react on the traps, it does not change any VLAN.</text:p>
            </text:list-item>
            <text:list-item>
              <text:p text:style-name="P66">registration: pfsetvlan automatically register all MAC addresses seen on the switch ports. As in testing mode, no VLAN changes are done.</text:p>
            </text:list-item>
            <text:list-item>
              <text:p text:style-name="P66">production: this is the regular working mode; pfsetvlan sends the SNMP writes to change the VLAN on the switch ports.</text:p>
              <text:p text:style-name="P62"><text:span text:style-name="T10">CAUTION</text:span>: <text:span text:style-name="T14">If [trapping.testing] (see pf.conf) is enabled, PacketFence will consider that all the switches are in test whatever the working mode is !</text:span></text:p>
            </text:list-item>
          </text:list>
          <text:p text:style-name="P76">❏<text:tab/>uplink: list of ports that are NOT managed by PacketFence. All uplink ports must be defined here! </text:p>
          <text:list text:continue-numbering="true">
            <text:list-item>
              <text:p text:style-name="P66">Dynamic (default): PF queries the switch using CDP (Cisco only !!) to get the uplinks</text:p>
            </text:list-item>
            <text:list-item>
              <text:p text:style-name="P66">1,2,10001,10002,... : uplink list <text:s/>if a hub is plugged in a port, this port must be declared as uplink !!! </text:p>
            </text:list-item>
          </text:list>
          <text:p text:style-name="P76">❏<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6">Cisco::Catalyst_2960</text:p>
            </text:list-item>
            <text:list-item>
              <text:p text:style-name="P66">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1054318532" text:continue-list="list1185568361"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604147998" text:continue-list="list1864565251" text:style-name="L11">
        <text:list-header>
          <text:p text:style-name="P76">❏<text:tab/><text:span text:style-name="T9">admin_error_log</text:span></text:p>
          <text:p text:style-name="P76">❏<text:tab/><text:span text:style-name="T9">error_log</text:span></text:p>
          <text:p text:style-name="P76">❏<text:tab/><text:span text:style-name="T9">packetfence.log</text:span></text:p>
          <text:p text:style-name="P76"/>
        </text:list-header>
      </text:list>
      <text:p text:style-name="Heading_20_3">When I plug a computer in a switch, it does not get a network access</text:p>
      <text:list xml:id="list172871441" text:continue-numbering="true" text:style-name="L11">
        <text:list-header>
          <text:p text:style-name="P76">❏<text:tab/>Make sure PF gets traps from that switch</text:p>
          <text:p text:style-name="P76">❏<text:tab/>Make sure PF reacts when it receives traps from that switch: look into <text:span text:style-name="T9">/usr/local/pf/logs/packetfence.log</text:span></text:p>
          <text:p text:style-name="P76"/>
        </text:list-header>
      </text:list>
      <text:p text:style-name="Heading_20_3">How to make sure PacketFence gets traps from a switch ?</text:p>
      <text:p text:style-name="P36">❏<text:tab/>Make sure network connectivity is fine between the switch and PF</text:p>
      <text:p text:style-name="P36">❏<text:tab/>Make sure port 162 (UDP) is open on the PF server</text:p>
      <text:p text:style-name="P36">❏<text:tab/>Make sure you define PF as a trap receiver in the switch</text:p>
      <text:p text:style-name="P36">❏<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612570214" text:continue-list="list1054318532"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p text:style-name="Text_20_body"/>
      <text:p text:style-name="Text_20_body"/>
      <text:list xml:id="list784113629"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Heading_20_3"><text:soft-page-break/></text:p>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81">trigger=Detect::1100009</text:p>
      <text:p text:style-name="Code">actions=email,log</text:p>
      <text:p text:style-name="Code">disable=N</text:p>
      <text:p text:style-name="Text_20_body"/>
      <text:p text:style-name="Text_20_body">For more informations about violations, please refer to <text:a xlink:type="simple" xlink:href="#7.Blocking malicious activities with violations|outline">Chapter 7</text:a> of this guide.</text:p>
      <text:p text:style-name="Text_20_body"/>
      <text:p text:style-name="Text_20_body"/>
      <text:list xml:id="list1198256682"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Oinkmaster is a perl script that enables the possibility to update the different snort rules very easily. <text:s/>It is simple to use, and install. <text:s/>This section will show you how to implement Oinkmaster to work with PacketFence and Snort.</text:p>
      <text:p text:style-name="P22"><text:span text:style-name="Code_20__28_inline_29_"><text:span text:style-name="T19"/></text:span></text:p>
      <text:p text:style-name="P22"><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22"><text:span text:style-name="Code_20__28_inline_29_"/></text:p>
      <text:p text:style-name="P83"><text:span text:style-name="Code_20__28_inline_29_"><text:span text:style-name="T19">Configuration</text:span></text:span></text:p>
      <text:p text:style-name="P22"><text:span text:style-name="Code_20__28_inline_29_"><text:span text:style-name="T5">Here are the steps to make Oinkmaster work. <text:s/>We will assume that you already downloaded the newest oinkmaster archive :</text:span></text:span></text:p>
      <text:p text:style-name="P22"><text:span text:style-name="Code_20__28_inline_29_"><text:span text:style-name="T5"/></text:span></text:p>
      <text:list xml:id="list1424603107" text:style-name="L12">
        <text:list-item>
          <text:p text:style-name="P64"><text:span text:style-name="Code_20__28_inline_29_"><text:span text:style-name="T5">Untar the freshly downloaded Oinkmaster</text:span></text:span></text:p>
        </text:list-item>
        <text:list-item>
          <text:p text:style-name="P64"><text:soft-page-break/><text:span text:style-name="Code_20__28_inline_29_"><text:span text:style-name="T5">Copy the required perl scripts into /usr/local/pf/oinkmaster. <text:s/>You need to copy over contrib and oinkmaster.pl</text:span></text:span></text:p>
        </text:list-item>
        <text:list-item>
          <text:p text:style-name="P64"><text:span text:style-name="Code_20__28_inline_29_"><text:span text:style-name="T5">Copy the oinkmaster.conf provided by PacketFence (see the section above) in /usr/local/pf/conf</text:span></text:span></text:p>
        </text:list-item>
        <text:list-item>
          <text:p text:style-name="P64"><text:span text:style-name="Code_20__28_inline_29_"><text:span text:style-name="T5">Modify the configuration to suit your own needs. <text:s/>Currently, the configuration file is set to fetch the bleeding rules.</text:span></text:span></text:p>
        </text:list-item>
      </text:list>
      <text:p text:style-name="P69"><text:span text:style-name="Code_20__28_inline_29_"><text:span text:style-name="T5"/></text:span></text:p>
      <text:p text:style-name="Heading_20_3"><text:span text:style-name="Code_20__28_inline_29_"><text:span text:style-name="T19">Rules update</text:span></text:span></text:p>
      <text:p text:style-name="Text_20_body"><text:span text:style-name="Code_20__28_inline_29_"><text:span text:style-name="T5">In order to get periodic updates for PacketFence Snort rules, we simply need to create a crontab entry with the right information. <text:s/>The exe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1706048526" text:continue-list="list1198256682"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2063557456"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05689966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82847193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9692462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1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15T13:53:11</dc:date>
    <meta:editing-cycles>812</meta:editing-cycles>
    <meta:editing-duration>PT334H00M26S</meta:editing-duration>
    <meta:printed-by>Olivier Bilodeau</meta:printed-by>
    <meta:print-date>2010-07-14T16:24:11</meta:print-date>
    <meta:document-statistic meta:table-count="1" meta:image-count="11" meta:object-count="0" meta:page-count="116" meta:paragraph-count="2004" meta:word-count="16335" meta:character-count="115637"/>
    <meta:user-defined meta:name="Info 1"/>
    <meta:user-defined meta:name="Info 2"/>
    <meta:user-defined meta:name="Info 3"/>
    <meta:user-defined meta:name="Info 4"/>
  </office:meta>
</office:document-meta>
</file>